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style:font-weight-complex="bold" fo:text-transform="uppercase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text-transform="uppercase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text-transform="uppercase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text-transform="uppercase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text-transform="uppercase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T18" style:parent-style-name="Основнойшрифтабзаца" style:family="text">
      <style:text-properties fo:font-weight="bold" style:font-weight-asian="bold" style:font-weight-complex="bold" fo:color="#FF0000" style:language-asian="ru" style:country-asian="RU" style:language-complex="ar" style:country-complex="SA"/>
    </style:style>
    <style:style style:name="T19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T20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P21" style:parent-style-name="Standard" style:family="paragraph">
      <style:paragraph-properties fo:text-align="center"/>
    </style:style>
    <style:style style:name="T22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T23" style:parent-style-name="Основнойшрифтабзаца" style:family="text">
      <style:text-properties fo:font-weight="bold" style:font-weight-asian="bold" style:font-weight-complex="bold" fo:color="#000000" style:language-asian="ru" style:country-asian="RU" style:language-complex="ar" style:country-complex="SA"/>
    </style:style>
    <style:style style:name="T24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T25" style:parent-style-name="Основнойшрифтабзаца" style:family="text">
      <style:text-properties fo:font-weight="bold" style:font-weight-asian="bold" style:font-weight-complex="bold" fo:color="#000000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</style:style>
    <style:style style:name="T27" style:parent-style-name="Названиекниги" style:family="text">
      <style:text-properties fo:font-variant="normal" style:language-asian="ru" style:country-asian="RU" style:language-complex="ar" style:country-complex="SA"/>
    </style:style>
    <style:style style:name="T28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29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30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31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32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33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34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TableColumn36" style:family="table-column">
      <style:table-column-properties style:column-width="3.0187in" style:use-optimal-column-width="false"/>
    </style:style>
    <style:style style:name="TableColumn37" style:family="table-column">
      <style:table-column-properties style:column-width="1.8118in" style:use-optimal-column-width="false"/>
    </style:style>
    <style:style style:name="TableColumn38" style:family="table-column">
      <style:table-column-properties style:column-width="2.0125in" style:use-optimal-column-width="false"/>
    </style:style>
    <style:style style:name="Table35" style:family="table">
      <style:table-properties style:width="6.843in" fo:margin-left="-0.075in" table:align="left"/>
    </style:style>
    <style:style style:name="TableRow39" style:family="table-row">
      <style:table-row-properties style:min-row-height="0.4263in" style:use-optimal-row-height="false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ableCell41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2" style:parent-style-name="Standard" style:family="paragraph">
      <style:paragraph-properties fo:text-indent="0in"/>
    </style:style>
    <style:style style:name="TableCell4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paragraph-properties fo:text-align="center"/>
    </style:style>
    <style:style style:name="TableRow45" style:family="table-row">
      <style:table-row-properties style:min-row-height="0.4263in" style:use-optimal-row-height="false"/>
    </style:style>
    <style:style style:name="TableCell4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ableCell47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paragraph-properties fo:text-indent="0in"/>
    </style:style>
    <style:style style:name="TableCell4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0" style:parent-style-name="Standard" style:family="paragraph">
      <style:paragraph-properties fo:text-align="center"/>
    </style:style>
    <style:style style:name="P51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52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53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54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55" style:parent-style-name="Обычный" style:family="paragraph">
      <style:paragraph-properties fo:break-before="page" fo:line-height="150%"/>
    </style:style>
    <style:style style:name="P56" style:parent-style-name="Textbody" style:family="paragraph">
      <style:paragraph-properties fo:text-indent="0.4916in"/>
      <style:text-properties style:font-size-complex="14pt"/>
    </style:style>
    <style:style style:name="P57" style:parent-style-name="Обычный" style:family="paragraph">
      <style:paragraph-properties fo:break-before="page"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8" style:parent-style-name="Заголовок2" style:family="paragraph">
      <style:paragraph-properties fo:text-indent="0.4916in"/>
    </style:style>
    <style:style style:name="P59" style:parent-style-name="Обычный" style:family="paragraph">
      <style:paragraph-properties fo:text-align="justify" fo:line-height="150%" fo:text-indent="0.4916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0" style:parent-style-name="Обычный" style:family="paragraph">
      <style:paragraph-properties fo:text-align="justify" fo:margin-bottom="0.1666in" fo:line-height="150%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1" style:parent-style-name="Обычный" style:family="paragraph">
      <style:paragraph-properties fo:text-align="justify" fo:margin-bottom="0.1666in" fo:line-height="150%" fo:text-indent="0.4916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2" style:parent-style-name="Обычный" style:family="paragraph">
      <style:paragraph-properties fo:text-align="justify" fo:margin-bottom="0.1666in" fo:line-height="150%" fo:text-indent="0.4916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3" style:parent-style-name="Обычный" style:family="paragraph">
      <style:paragraph-properties fo:text-align="justify" fo:line-height="150%" fo:text-indent="0.4916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4" style:parent-style-name="Обычный" style:family="paragraph">
      <style:paragraph-properties fo:break-before="page"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5" style:parent-style-name="Textbody" style:family="paragraph">
      <style:paragraph-properties fo:text-indent="0.4916in"/>
      <style:text-properties style:font-size-complex="14pt"/>
    </style:style>
    <style:style style:name="P66" style:parent-style-name="Обычный" style:family="paragraph">
      <style:paragraph-properties fo:break-before="page"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7" style:parent-style-name="Заголовок2" style:family="paragraph">
      <style:paragraph-properties fo:background-color="#FFFFFF"/>
    </style:style>
    <style:style style:name="P68" style:parent-style-name="Обычный" style:family="paragraph">
      <style:paragraph-properties fo:text-align="justify" fo:line-height="150%" fo:text-indent="0.4916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9" style:parent-style-name="Обычный" style:family="paragraph">
      <style:paragraph-properties fo:text-align="justify" fo:line-height="150%" fo:text-indent="0.4916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0" style:parent-style-name="Обычный" style:family="paragraph">
      <style:paragraph-properties fo:text-align="justify" fo:line-height="150%" fo:text-indent="0.4916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1" style:parent-style-name="Обычный" style:family="paragraph">
      <style:paragraph-properties fo:text-align="justify" fo:line-height="150%" fo:text-indent="0.4916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2" style:parent-style-name="Обычный" style:family="paragraph">
      <style:paragraph-properties fo:text-align="justify" fo:line-height="150%" fo:text-indent="0.4916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3" style:parent-style-name="Обычный" style:family="paragraph">
      <style:paragraph-properties fo:text-align="justify" fo:line-height="150%" fo:text-indent="0.4916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4" style:parent-style-name="Обычный" style:family="paragraph">
      <style:paragraph-properties fo:text-align="justify" fo:line-height="150%" fo:text-indent="0.4916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5" style:parent-style-name="Обычный" style:family="paragraph">
      <style:paragraph-properties fo:text-align="justify" fo:line-height="150%" fo:text-indent="0.4916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6" style:parent-style-name="Обычный" style:family="paragraph">
      <style:paragraph-properties fo:text-align="justify" fo:line-height="150%" fo:text-indent="0.4916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7" style:parent-style-name="Обычный" style:family="paragraph">
      <style:paragraph-properties fo:text-align="justify" fo:line-height="150%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8" style:parent-style-name="Обычный" style:family="paragraph">
      <style:paragraph-properties fo:text-align="justify" fo:line-height="150%" fo:text-indent="0.4916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9" style:parent-style-name="Обычный" style:family="paragraph">
      <style:paragraph-properties fo:text-align="justify" fo:line-height="150%" fo:text-indent="0.4916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0" style:parent-style-name="Обычный" style:family="paragraph">
      <style:paragraph-properties fo:text-align="justify" fo:line-height="150%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1" style:parent-style-name="Обычный" style:family="paragraph">
      <style:paragraph-properties fo:text-align="justify" fo:line-height="150%" fo:text-indent="0.4916in" fo:background-color="#FFFFFF"/>
      <style:text-properties style:font-name="Times New Roman" style:font-name-asian="Times New Roman" style:font-name-complex="Times New Roman" fo:color="#ECECEC" fo:font-size="14pt" style:font-size-asian="14pt" style:font-size-complex="14pt"/>
    </style:style>
    <style:style style:name="P82" style:parent-style-name="Обычный" style:family="paragraph">
      <style:paragraph-properties fo:break-before="page" fo:text-align="justify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3" style:parent-style-name="Textbody" style:family="paragraph">
      <style:text-properties fo:font-weight="bold" style:font-weight-asian="bold" style:font-weight-complex="bold" style:font-size-complex="14pt" style:language-asian="ru" style:country-asian="RU" style:language-complex="ar" style:country-complex="SA"/>
    </style:style>
    <style:style style:name="T84" style:parent-style-name="Основнойшрифтабзаца" style:family="text">
      <style:text-properties style:font-size-complex="14pt"/>
    </style:style>
    <style:style style:name="T85" style:parent-style-name="Основнойшрифтабзаца" style:family="text">
      <style:text-properties style:font-size-complex="14pt"/>
    </style:style>
    <style:style style:name="TableColumn87" style:family="table-column">
      <style:table-column-properties style:column-width="1.2604in" style:use-optimal-column-width="false"/>
    </style:style>
    <style:style style:name="TableColumn88" style:family="table-column">
      <style:table-column-properties style:column-width="3.677in" style:use-optimal-column-width="false"/>
    </style:style>
    <style:style style:name="TableColumn89" style:family="table-column">
      <style:table-column-properties style:column-width="1.8486in" style:use-optimal-column-width="false"/>
    </style:style>
    <style:style style:name="Table86" style:family="table">
      <style:table-properties style:width="6.7861in" fo:margin-left="0in" table:align="left"/>
    </style:style>
    <style:style style:name="TableRow90" style:family="table-row">
      <style:table-row-properties style:min-row-height="0.3958in" style:use-optimal-row-height="false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Textbody" style:family="paragraph">
      <style:paragraph-properties fo:text-align="center" fo:text-indent="0in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Textbody" style:family="paragraph">
      <style:paragraph-properties fo:text-align="center" fo:text-indent="0in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Textbody" style:family="paragraph">
      <style:paragraph-properties fo:text-align="center" fo:text-indent="0in"/>
    </style:style>
    <style:style style:name="TableRow97" style:family="table-row">
      <style:table-row-properties style:min-row-height="1.0833in" style:use-optimal-row-height="false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Textbody" style:family="paragraph">
      <style:paragraph-properties fo:text-align="center" fo:text-indent="0in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Textbody" style:family="paragraph">
      <style:paragraph-properties fo:text-align="start" fo:text-indent="0in"/>
      <style:text-properties fo:color="#212529" style:font-size-complex="14pt" fo:language="en" fo:country="US"/>
    </style:style>
    <style:style style:name="P102" style:parent-style-name="Textbody" style:family="paragraph">
      <style:paragraph-properties fo:text-align="start" fo:text-indent="0in"/>
      <style:text-properties fo:color="#212529" style:font-size-complex="14pt" fo:language="en" fo:country="US"/>
    </style:style>
    <style:style style:name="P103" style:parent-style-name="Textbody" style:family="paragraph">
      <style:paragraph-properties fo:text-align="start" fo:text-indent="0in"/>
      <style:text-properties fo:color="#212529" style:font-size-complex="14pt" fo:language="en" fo:country="US"/>
    </style:style>
    <style:style style:name="P104" style:parent-style-name="Textbody" style:family="paragraph">
      <style:paragraph-properties fo:text-align="start" fo:text-indent="0in"/>
      <style:text-properties fo:color="#212529" style:font-size-complex="14pt" fo:language="en" fo:country="US"/>
    </style:style>
    <style:style style:name="P105" style:parent-style-name="Textbody" style:family="paragraph">
      <style:paragraph-properties fo:text-align="start" fo:text-indent="0in"/>
      <style:text-properties fo:color="#212529" style:font-size-complex="14pt" fo:language="en" fo:country="US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Textbody" style:family="paragraph">
      <style:paragraph-properties fo:text-align="start" fo:text-indent="0in"/>
      <style:text-properties fo:color="#212529" style:font-size-complex="14pt" fo:language="en" fo:country="US"/>
    </style:style>
    <style:style style:name="P108" style:parent-style-name="Textbody" style:family="paragraph">
      <style:paragraph-properties fo:text-align="start" fo:text-indent="0in"/>
      <style:text-properties fo:color="#212529" style:font-size-complex="14pt" fo:language="en" fo:country="US"/>
    </style:style>
    <style:style style:name="P109" style:parent-style-name="Textbody" style:family="paragraph">
      <style:paragraph-properties fo:text-align="start" fo:text-indent="0in"/>
      <style:text-properties fo:color="#212529" style:font-size-complex="14pt" fo:language="en" fo:country="US"/>
    </style:style>
    <style:style style:name="P110" style:parent-style-name="Textbody" style:family="paragraph">
      <style:paragraph-properties fo:text-align="start" fo:text-indent="0in"/>
      <style:text-properties fo:color="#212529" style:font-size-complex="14pt" fo:language="en" fo:country="US"/>
    </style:style>
    <style:style style:name="P111" style:parent-style-name="Textbody" style:family="paragraph">
      <style:paragraph-properties fo:text-align="start" fo:text-indent="0in"/>
      <style:text-properties fo:color="#212529" style:font-size-complex="14pt" fo:language="en" fo:country="US"/>
    </style:style>
    <style:style style:name="P112" style:parent-style-name="Обычный" style:family="paragraph">
      <style:paragraph-properties fo:break-before="page"/>
    </style:style>
    <style:style style:name="P113" style:parent-style-name="Заголовок2" style:family="paragraph">
      <style:paragraph-properties fo:text-indent="0.4916in"/>
    </style:style>
    <style:style style:name="P114" style:parent-style-name="Обычный" style:family="paragraph">
      <style:paragraph-properties fo:text-align="justify" fo:margin-bottom="0.2083in" fo:line-height="150%" fo:text-indent="0.4916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5" style:parent-style-name="Обычный" style:family="paragraph">
      <style:paragraph-properties fo:text-align="justify" fo:margin-bottom="0.2083in" fo:line-height="150%" fo:text-indent="0.4916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6" style:parent-style-name="Standard" style:family="paragraph">
      <style:paragraph-properties fo:text-indent="0.4916in"/>
      <style:text-properties style:language-asian="ru" style:country-asian="RU" style:language-complex="ar" style:country-complex="SA"/>
    </style:style>
    <style:style style:name="P117" style:parent-style-name="Обычный" style:family="paragraph">
      <style:paragraph-properties fo:break-before="page" fo:line-height="150%"/>
    </style:style>
    <style:style style:name="P118" style:parent-style-name="Заголовок1" style:family="paragraph">
      <style:paragraph-properties fo:break-before="page"/>
    </style:style>
    <style:style style:name="T119" style:parent-style-name="Основнойшрифтабзаца" style:family="text">
      <style:text-properties fo:language="en" fo:country="US"/>
    </style:style>
    <style:style style:name="T120" style:parent-style-name="Основнойшрифтабзаца" style:family="text">
      <style:text-properties fo:language="en" fo:country="US"/>
    </style:style>
    <style:style style:name="P121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22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23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24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25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26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27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28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29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30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31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32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33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34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35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36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37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38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39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40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41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42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43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44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45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46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47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48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49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50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51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52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53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54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55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56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57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58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59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60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61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62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63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64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65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66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67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68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69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70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71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72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73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74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75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76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77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78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79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80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81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82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83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84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85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86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87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88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89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90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91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92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93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94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95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96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97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98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199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00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01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02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03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04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05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06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07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08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09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10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11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12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13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14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15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16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17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18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19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20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21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22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23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24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25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26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27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28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29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30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31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32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33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34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35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36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37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38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39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40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41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42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43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44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45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46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47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48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49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50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51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52" style:parent-style-name="Обычный" style:family="paragraph">
      <style:paragraph-properties fo:line-height="0.1979in" fo:background-color="#FFFFFF"/>
      <style:text-properties style:font-name="Courier New" style:font-name-asian="Courier New" style:font-name-complex="Courier New" fo:font-size="11pt" style:font-size-asian="11pt" style:font-size-complex="11pt"/>
    </style:style>
    <style:style style:name="P253" style:parent-style-name="Standard" style:family="paragraph">
      <style:paragraph-properties fo:text-align="start" fo:line-height="100%" fo:text-indent="0in" fo:background-color="#FFFFFF"/>
      <style:text-properties style:font-name="Courier New" style:font-name-asian="Courier New" style:font-name-complex="Courier New" fo:font-size="11pt" style:font-size-asian="11pt" style:font-size-complex="11pt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</text:span><text:span text:style-name="T18"><text:s/></text:span><text:span text:style-name="T19">№</text:span><text:span text:style-name="T20">3</text:span></text:p>
      <text:p text:style-name="P21"><text:span text:style-name="T22">по дисциплине<text:s/></text:span><text:span text:style-name="T23">«</text:span><text:span text:style-name="T24">Программирование</text:span><text:span text:style-name="T25">»</text:span></text:p>
      <text:p text:style-name="P26"><text:span text:style-name="T27">Тема:<text:s/></text:span><text:span text:style-name="T28">Обход файловой системы</text:span></text:p>
      <text:p text:style-name="P29"/>
      <text:p text:style-name="P30"/>
      <text:p text:style-name="P31"/>
      <text:p text:style-name="P32"/>
      <text:p text:style-name="P33"/>
      <text:p text:style-name="P34"/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Standard">Студент гр. 3342</text:p>
          </table:table-cell>
          <table:table-cell table:style-name="TableCell41">
            <text:p text:style-name="P42"/>
          </table:table-cell>
          <table:table-cell table:style-name="TableCell43">
            <text:p text:style-name="P44">Галеев А.Д.</text:p>
          </table:table-cell>
        </table:table-row>
        <table:table-row table:style-name="TableRow45">
          <table:table-cell table:style-name="TableCell46">
            <text:p text:style-name="Standard">Преподаватель</text:p>
          </table:table-cell>
          <table:table-cell table:style-name="TableCell47">
            <text:p text:style-name="P48"/>
          </table:table-cell>
          <table:table-cell table:style-name="TableCell49">
            <text:p text:style-name="P50">Глазунов<text:s/>С.А.</text:p>
          </table:table-cell>
        </table:table-row>
      </table:table>
      <text:p text:style-name="P51"/>
      <text:p text:style-name="P52"/>
      <text:p text:style-name="P53">Санкт-Петербург</text:p>
      <text:p text:style-name="P54">2024</text:p>
      <text:p text:style-name="P55"/>
      <text:h text:style-name="Заголовок2" text:outline-level="2">Цель работы</text:h>
      <text:p text:style-name="P56">Исследование и разработка методов обхода файловой системы с целью выполнения определенных задач. Задачи могут включать в себя изучение структуры файловой системы, определение методов доступа к файлам и директориям, а также разработку алгоритмов и программного обеспечения для эффективного обхода файлов<text:s/>и директорий. Целью является создание<text:s/>программы, способной<text:s/>автоматизировать обход файловой системы.</text:p>
      <text:p text:style-name="P57"/>
      <text:h text:style-name="P58" text:outline-level="2">Задание</text:h>
      <text:p text:style-name="Textbody">Вариант №3</text:p>
      <text:p text:style-name="P59">Дана некоторая корневая директория, в которой может находиться некоторое количество папок, в том числе вложенных. В этих папках хранятся некоторые текстовые файлы, имеющие имя вида filename.txt</text:p>
      <text:p text:style-name="P60">В каждом текстовом файле хранится одна строка, начинающаяся с числа вида:</text:p>
      <text:p text:style-name="P61">Число, пробел, латинские, буквы, цифры, знаки препинания ("124 string example!")</text:p>
      <text:p text:style-name="P62">Требуется написать программу, которая, будучи запущенной в корневой директории, выведет строки из файлов всех поддиректорий в порядке возрастания числа, с которого строки начинаются.</text:p>
      <text:p text:style-name="P63"/>
      <text:p text:style-name="P64"/>
      <text:h text:style-name="Заголовок2" text:outline-level="2">Основные теоретические положения</text:h>
      <text:p text:style-name="P65">Для решения задач в программе использовались<text:s/>функции стандартной библиотеки языка<text:s/>C, а так же библиотека dirent.h<text:s/>предназначенная для работы с директориями и файлами. Она предоставляет функции для работы с файловой структурой директорий, позволяя осуществлять чтение содержимого директорий, а также получать информацию о файлах в них.</text:p>
      <text:p text:style-name="P66"/>
      <text:h text:style-name="P67" text:outline-level="2">Выполнение работы</text:h>
      <text:p text:style-name="P68"/>
      <text:p text:style-name="P69">Функция main:</text:p>
      <text:p text:style-name="P70">В функции main() сначала вызывается dir_lookup() для обхода директории и чтения файлов.<text:s/>Затем вызывается sortSentences() для сортировки прочитанных строк.<text:s/>Открывается файл "result.txt", и отсортированные строки записываются в этот файл с помощью fputs().<text:s/>После записи строк в файл освобождается выделенная память для массива строк array и его элементов.</text:p>
      <text:p text:style-name="P71">Функция<text:s/>обхода содержимого директории:</text:p>
      <text:p text:style-name="P72">dir_lookup<text:s/>рекурсивно обходит содержимое директории root. При обнаружении файла с расширением ".txt", вызывает read_file() для чтения содержимого файла. При обнаружении поддиректории, вызывает саму себя рекурсивно для обхода этой поддиректории.</text:p>
      <text:p text:style-name="P73">Функция<text:s/>чтения текстовых файлов:</text:p>
      <text:p text:style-name="P74">read_file<text:s/>открывает файл, читает первую строку из него, выделяет память для хранения этой строки в массиве array, копирует строку в массив array, затем закрывает файл.</text:p>
      <text:p text:style-name="P75">Функции<text:s/>сортировки:</text:p>
      <text:p text:style-name="P76">Compare<text:s/>сравнивает две строки как числа, извлекая числа из начала каждой строки. Эта функция используется в qsort для сортировки массива строк.</text:p>
      <text:p text:style-name="P77">SortSentences<text:s/>сортирует массив строк sentences с помощью функции compare.</text:p>
      <text:p text:style-name="P78">Функция<text:s/>проверки корректности файлов:</text:p>
      <text:p text:style-name="P79">file_validator<text:s/>проверяет, что файл имеет расширение .txt. Возвращает 1, если это так, и 0 в противном случае.</text:p>
      <text:p text:style-name="P80">dir_validator<text:s/>проверяет, что имя директории не равно "." или "..". Возвращает 1, если это так, и 0 в противном случае.</text:p>
      <text:p text:style-name="P81"/>
      <text:p text:style-name="P82"/>
      <text:p text:style-name="P83">Тестирование</text:p>
      <text:p text:style-name="Textbody"><text:span text:style-name="T84">Результаты тестирования представлены в табл. 1</text:span><text:line-break/><text:span text:style-name="T85">Таблица 1 – Результаты тестирования</text:span></text:p>
      <table:table table:style-name="Table86">
        <table:table-columns>
          <table:table-column table:style-name="TableColumn87"/>
          <table:table-column table:style-name="TableColumn88"/>
          <table:table-column table:style-name="TableColumn89"/>
        </table:table-columns>
        <table:table-row table:style-name="TableRow90">
          <table:table-cell table:style-name="TableCell91">
            <text:p text:style-name="P92">№ проверки</text:p>
          </table:table-cell>
          <table:table-cell table:style-name="TableCell93">
            <text:p text:style-name="P94">Входные данные</text:p>
          </table:table-cell>
          <table:table-cell table:style-name="TableCell95">
            <text:p text:style-name="P96">Выходные данные</text:p>
          </table:table-cell>
        </table:table-row>
        <table:table-row table:style-name="TableRow97">
          <table:table-cell table:style-name="TableCell98">
            <text:p text:style-name="P99">1.</text:p>
          </table:table-cell>
          <table:table-cell table:style-name="TableCell100">
            <text:p text:style-name="P101">9 skfjhskdf</text:p>
            <text:p text:style-name="P102">-3453 dfgkjhd</text:p>
            <text:p text:style-name="P103">100 dkfjgdk</text:p>
            <text:p text:style-name="P104">-3 slkdjfhk</text:p>
            <text:p text:style-name="P105">5 kdfjg</text:p>
          </table:table-cell>
          <table:table-cell table:style-name="TableCell106">
            <text:p text:style-name="P107">-3453 dfgkjhd</text:p>
            <text:p text:style-name="P108">-3 slkdjfhk</text:p>
            <text:p text:style-name="P109">5 kdfjg</text:p>
            <text:p text:style-name="P110">9 skfjhskdf</text:p>
            <text:p text:style-name="P111">100 dkfjgdk</text:p>
          </table:table-cell>
        </table:table-row>
      </table:table>
      <text:p text:style-name="P112"/>
      <text:h text:style-name="P113" text:outline-level="2">Выводы</text:h>
      <text:p text:style-name="P114">В ходе выполнения лабораторной работы были исследованы различные методы доступа к файлам и директориям, а также разработана программа<text:s/>для их эффективного обхода.</text:p>
      <text:p text:style-name="P115">Была изучена структура файловой системы и рассмотрены основные принципы её организации. Затем были разработаны алгоритмы обхода директорий с использованием стандартной библиотеки dirent.h, что позволило получать информацию о содержимом файловой системы и выполнять необходимые операции с файлами и директориями.</text:p>
      <text:p text:style-name="P116"/>
      <text:p text:style-name="P117"/>
      <text:h text:style-name="P118" text:outline-level="1">Приложение А<text:line-break/>Исходный код программы</text:h>
      <text:p text:style-name="Textbody"/>
      <text:p text:style-name="Standard">Название файла:<text:s/><text:span text:style-name="T119">main_lb</text:span><text:span text:style-name="T120">3</text:span></text:p>
      <text:p text:style-name="P121">#include &lt;stdio.h&gt;</text:p>
      <text:p text:style-name="P122">#include &lt;stdlib.h&gt;</text:p>
      <text:p text:style-name="P123">#include &lt;string.h&gt;</text:p>
      <text:p text:style-name="P124">#include &lt;dirent.h&gt;</text:p>
      <text:p text:style-name="P125"/>
      <text:p text:style-name="P126">#define MAX_FILENAME 128</text:p>
      <text:p text:style-name="P127">#define MAX_PATH 256</text:p>
      <text:p text:style-name="P128"/>
      <text:p text:style-name="P129">char **array = NULL;</text:p>
      <text:p text:style-name="P130">int size = 0;</text:p>
      <text:p text:style-name="P131"/>
      <text:p text:style-name="P132">int file_validator(char *filename) {</text:p>
      <text:p text:style-name="P133"><text:s text:c="4"/>int res = 1;</text:p>
      <text:p text:style-name="P134"><text:s text:c="4"/>if (strstr(filename, ".txt") == NULL) {</text:p>
      <text:p text:style-name="P135"><text:s text:c="8"/>res = 0;</text:p>
      <text:p text:style-name="P136"><text:s text:c="4"/>}</text:p>
      <text:p text:style-name="P137"><text:s text:c="4"/>return res;</text:p>
      <text:p text:style-name="P138">}</text:p>
      <text:p text:style-name="P139"/>
      <text:p text:style-name="P140">int dir_validator(char *dirname) {</text:p>
      <text:p text:style-name="P141"><text:s text:c="4"/>int res = 0;</text:p>
      <text:p text:style-name="P142"><text:s text:c="4"/>if(strcmp(dirname, ".") &amp;&amp; strcmp(dirname, "..")) {</text:p>
      <text:p text:style-name="P143"><text:s text:c="8"/>res = 1;</text:p>
      <text:p text:style-name="P144"><text:s text:c="4"/>}</text:p>
      <text:p text:style-name="P145"><text:s text:c="4"/>return res;</text:p>
      <text:p text:style-name="P146">}</text:p>
      <text:p text:style-name="P147"/>
      <text:p text:style-name="P148">void read_file(char *filepath) {</text:p>
      <text:p text:style-name="P149"><text:s text:c="4"/>size++;</text:p>
      <text:p text:style-name="P150"><text:s text:c="4"/>FILE *f = fopen(filepath, "r");</text:p>
      <text:p text:style-name="P151"><text:s text:c="4"/>if (f == NULL) {</text:p>
      <text:p text:style-name="P152"><text:s text:c="8"/>printf("Не удалось открыть файл %s\n", filepath);</text:p>
      <text:p text:style-name="P153"><text:s text:c="8"/>return;</text:p>
      <text:p text:style-name="P154"><text:s text:c="4"/>}</text:p>
      <text:p text:style-name="P155"><text:s text:c="4"/>char sentence[MAX_PATH];</text:p>
      <text:p text:style-name="P156"><text:s text:c="4"/>fgets(sentence, sizeof(sentence), f);</text:p>
      <text:p text:style-name="P157"/>
      <text:p text:style-name="P158"><text:s text:c="4"/>char **temp_array = (char **)realloc(array, size * sizeof(char *));</text:p>
      <text:p text:style-name="P159"><text:s text:c="4"/>if (temp_array == NULL) {</text:p>
      <text:p text:style-name="P160"><text:s text:c="8"/>printf("Не удалось выделить память\n");</text:p>
      <text:p text:style-name="P161"><text:s text:c="8"/>fclose(f);</text:p>
      <text:p text:style-name="P162"><text:s text:c="8"/>return;</text:p>
      <text:p text:style-name="P163"><text:s text:c="4"/>}</text:p>
      <text:p text:style-name="P164"><text:s text:c="4"/>array = temp_array;</text:p>
      <text:p text:style-name="P165"/>
      <text:p text:style-name="P166"><text:s text:c="4"/>array[size - 1] = (char *)malloc((strlen(sentence) + 1) * sizeof(char));</text:p>
      <text:p text:style-name="P167"><text:s text:c="4"/>if (array[size - 1] == NULL) {</text:p>
      <text:p text:style-name="P168"><text:s text:c="8"/>printf("Не удалось выделить память\n");</text:p>
      <text:p text:style-name="P169"><text:s text:c="8"/>fclose(f);</text:p>
      <text:p text:style-name="P170"><text:s text:c="8"/>return;</text:p>
      <text:p text:style-name="P171"><text:s text:c="4"/>}</text:p>
      <text:p text:style-name="P172"><text:s text:c="4"/>strcpy(array[size - 1], sentence);</text:p>
      <text:p text:style-name="P173"><text:s text:c="4"/>fclose(f);</text:p>
      <text:p text:style-name="P174">}</text:p>
      <text:p text:style-name="P175"/>
      <text:p text:style-name="P176">void dir_lookup(char *root) {</text:p>
      <text:p text:style-name="P177"><text:s text:c="4"/>char tmp_dir[MAX_PATH];</text:p>
      <text:p text:style-name="P178"><text:s text:c="4"/>strncpy(tmp_dir, root, MAX_FILENAME);</text:p>
      <text:p text:style-name="P179"/>
      <text:p text:style-name="P180"><text:s text:c="4"/>DIR *root_dir = opendir(tmp_dir);</text:p>
      <text:p text:style-name="P181"><text:s text:c="4"/>if (root_dir == NULL) {</text:p>
      <text:p text:style-name="P182"><text:s text:c="8"/>return;</text:p>
      <text:p text:style-name="P183"><text:s text:c="4"/>}</text:p>
      <text:p text:style-name="P184"><text:s text:c="4"/>struct dirent *dir = readdir(root_dir);</text:p>
      <text:p text:style-name="P185"/>
      <text:p text:style-name="P186"><text:s text:c="4"/>while (dir) {</text:p>
      <text:p text:style-name="P187"><text:s text:c="8"/>if (dir-&gt;d_type == DT_REG &amp;&amp; file_validator(dir-&gt;d_name)) {</text:p>
      <text:p text:style-name="P188"><text:s text:c="12"/>if (strlen(dir-&gt;d_name) &gt; MAX_FILENAME) {</text:p>
      <text:p text:style-name="P189"><text:s text:c="16"/>perror("Слишком большая длина имени");</text:p>
      <text:p text:style-name="P190"><text:s text:c="16"/>exit(0);</text:p>
      <text:p text:style-name="P191"><text:s text:c="12"/>}</text:p>
      <text:p text:style-name="P192"><text:s text:c="12"/>strncat(tmp_dir, "/", strlen(tmp_dir) + 1);</text:p>
      <text:p text:style-name="P193"><text:s text:c="12"/>strncat(tmp_dir, dir-&gt;d_name, strlen(dir-&gt;d_name));</text:p>
      <text:p text:style-name="P194"/>
      <text:p text:style-name="P195"><text:s text:c="12"/>read_file(tmp_dir);</text:p>
      <text:p text:style-name="P196"><text:s text:c="12"/>tmp_dir[strlen(tmp_dir) - 1 - strlen(dir-&gt;d_name)] = '\0';<text:s/></text:p>
      <text:p text:style-name="P197"/>
      <text:p text:style-name="P198"><text:s text:c="8"/>} else if (dir-&gt;d_type == DT_DIR &amp;&amp; dir_validator(dir-&gt;d_name)) {</text:p>
      <text:p text:style-name="P199"><text:s text:c="12"/>if (strlen(dir-&gt;d_name) &gt; MAX_FILENAME) {</text:p>
      <text:p text:style-name="P200"><text:s text:c="16"/>perror("Слишком большая длина имени");</text:p>
      <text:p text:style-name="P201"><text:s text:c="16"/>exit(0);</text:p>
      <text:p text:style-name="P202"><text:s text:c="12"/>}</text:p>
      <text:p text:style-name="P203"><text:s text:c="12"/>strncat(tmp_dir, "/", strlen(tmp_dir) + 1);</text:p>
      <text:p text:style-name="P204"><text:s text:c="12"/>strncat(tmp_dir, dir-&gt;d_name, strlen(dir-&gt;d_name));</text:p>
      <text:p text:style-name="P205"><text:s text:c="12"/>printf("DIR: [%s]\n", tmp_dir);</text:p>
      <text:p text:style-name="P206"/>
      <text:p text:style-name="P207"><text:s text:c="12"/>dir_lookup(tmp_dir); <text:s text:c="2"/></text:p>
      <text:p text:style-name="P208"><text:s text:c="12"/>tmp_dir[strlen(tmp_dir) - 1 - strlen(dir-&gt;d_name)] = '\0'; <text:s text:c="5"/></text:p>
      <text:p text:style-name="P209"><text:s text:c="8"/>}</text:p>
      <text:p text:style-name="P210"><text:s text:c="8"/>dir = readdir(root_dir);</text:p>
      <text:p text:style-name="P211"><text:s text:c="4"/>}</text:p>
      <text:p text:style-name="P212"><text:s text:c="4"/>closedir(root_dir);</text:p>
      <text:p text:style-name="P213">}</text:p>
      <text:p text:style-name="P214"/>
      <text:p text:style-name="P215">int compare(const void *a, const void *b) {</text:p>
      <text:p text:style-name="P216"><text:s text:c="4"/>const char *sentenceA = *(const char **)a;</text:p>
      <text:p text:style-name="P217"><text:s text:c="4"/>const char *sentenceB = *(const char **)b;</text:p>
      <text:p text:style-name="P218"><text:s text:c="4"/>int numberA, numberB;</text:p>
      <text:p text:style-name="P219"><text:s text:c="4"/>sscanf(sentenceA, "%d", &amp;numberA);</text:p>
      <text:p text:style-name="P220"><text:s text:c="4"/>sscanf(sentenceB, "%d", &amp;numberB);</text:p>
      <text:p text:style-name="P221"><text:s text:c="4"/>if (numberA &lt; numberB) {</text:p>
      <text:p text:style-name="P222"><text:s text:c="8"/>return -1;</text:p>
      <text:p text:style-name="P223"><text:s text:c="4"/>} else if (numberA &gt; numberB) {</text:p>
      <text:p text:style-name="P224"><text:s text:c="8"/>return 1; <text:s text:c="7"/></text:p>
      <text:p text:style-name="P225"><text:s text:c="4"/>} else {</text:p>
      <text:p text:style-name="P226"><text:s text:c="4"/>return 0; <text:s/></text:p>
      <text:p text:style-name="P227"><text:s text:c="4"/>}</text:p>
      <text:p text:style-name="P228">}</text:p>
      <text:p text:style-name="P229"/>
      <text:p text:style-name="P230">void sortSentences(char **sentences, int numSentences) {</text:p>
      <text:p text:style-name="P231"><text:s text:c="4"/>qsort(sentences, numSentences, sizeof(char *), compare);</text:p>
      <text:p text:style-name="P232">}</text:p>
      <text:p text:style-name="P233"/>
      <text:p text:style-name="P234">int main() {</text:p>
      <text:p text:style-name="P235"><text:s text:c="4"/>dir_lookup("./root");</text:p>
      <text:p text:style-name="P236"><text:s text:c="4"/>sortSentences(array, size);</text:p>
      <text:p text:style-name="P237"/>
      <text:p text:style-name="P238"><text:s text:c="4"/>FILE *f = fopen("result.txt", "w");</text:p>
      <text:p text:style-name="P239"><text:s text:c="4"/>for (int i = 0; i &lt; size; i++) {</text:p>
      <text:p text:style-name="P240"><text:s text:c="8"/>if (f == NULL) {</text:p>
      <text:p text:style-name="P241"><text:s text:c="12"/>printf("Не удалось открыть файл");</text:p>
      <text:p text:style-name="P242"><text:s text:c="12"/>return 0;</text:p>
      <text:p text:style-name="P243"><text:s text:c="8"/>}</text:p>
      <text:p text:style-name="P244"><text:s text:c="8"/>fputs(array[i], f);</text:p>
      <text:p text:style-name="P245"><text:s text:c="8"/>fputs("\n", f);</text:p>
      <text:p text:style-name="P246"><text:s text:c="8"/>free(array[i]);</text:p>
      <text:p text:style-name="P247"><text:s text:c="4"/>}</text:p>
      <text:p text:style-name="P248"/>
      <text:p text:style-name="P249"><text:s text:c="4"/>fclose(f);</text:p>
      <text:p text:style-name="P250"><text:s text:c="4"/>free(array);</text:p>
      <text:p text:style-name="P251"><text:s text:c="4"/>return 0;</text:p>
      <text:p text:style-name="P252">}</text:p>
      <text:p text:style-name="P2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ja" style:country-asian="JP" style:language-complex="ar" style:country-complex="SA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paragraph-properties style:vertical-align="baseline"/>
      <style:text-properties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style:vertical-align="baseline" fo:line-height="150%" fo:text-indent="0.4923in"/>
      <style:text-properties style:font-name="Times New Roman" style:font-name-asian="Times New Roman" style:font-name-complex="Times New Roman" style:letter-kerning="true" fo:font-size="14pt" style:font-size-asian="14pt" style:font-size-complex="12pt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text-properties style:font-name="Calibri" style:font-name-asian="Calibri" style:font-name-complex="Calibri" style:letter-kerning="true" style:language-asian="ru" style:country-asian="RU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TableGrid1" style:display-name="Table Grid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WW_CharLFO7LVL1" style:family="text">
      <style:text-properties style:font-name="Times New Roman" style:font-name-complex="Times New Roman" fo:font-size="12pt" style:font-size-asian="12pt"/>
    </style:style>
    <style:style style:name="WW_CharLFO7LVL2" style:family="text">
      <style:text-properties style:font-name-complex="Times New Roman"/>
    </style:style>
    <style:style style:name="WW_CharLFO7LVL3" style:family="text">
      <style:text-properties style:font-name-complex="Times New Roman"/>
    </style:style>
    <style:style style:name="WW_CharLFO7LVL4" style:family="text">
      <style:text-properties style:font-name-complex="Times New Roman"/>
    </style:style>
    <style:style style:name="WW_CharLFO7LVL5" style:family="text">
      <style:text-properties style:font-name-complex="Times New Roman"/>
    </style:style>
    <style:style style:name="WW_CharLFO7LVL6" style:family="text">
      <style:text-properties style:font-name-complex="Times New Roman"/>
    </style:style>
    <style:style style:name="WW_CharLFO7LVL7" style:family="text">
      <style:text-properties style:font-name-complex="Times New Roman"/>
    </style:style>
    <style:style style:name="WW_CharLFO7LVL8" style:family="text">
      <style:text-properties style:font-name-complex="Times New Roman"/>
    </style:style>
    <style:style style:name="WW_CharLFO7LVL9" style:family="text">
      <style:text-properties style:font-name-complex="Times New Roman"/>
    </style:style>
    <text:list-style style:name="WWNum1" style:display-name="WWNum1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7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7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7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F0" style:page-layout-name="PL0">
      <style:footer>
        <text:p text:style-name="P2"><text:page-number text:fixed="false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Microsoft Office User</meta:initial-creator>
    <dc:creator>Галеев Амир</dc:creator>
    <meta:creation-date>2024-05-01T15:24:00Z</meta:creation-date>
    <dc:date>2024-05-01T15:24:00Z</dc:date>
    <meta:template xlink:href="Normal.dotm" xlink:type="simple"/>
    <meta:editing-cycles>20</meta:editing-cycles>
    <meta:editing-duration>PT0S</meta:editing-duration>
    <meta:document-statistic meta:page-count="1" meta:paragraph-count="14" meta:word-count="1075" meta:character-count="7189" meta:row-count="51" meta:non-whitespace-character-count="6128"/>
  </office:meta>
</office:document-meta>
</file>